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4.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yer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Player 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Player 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Player 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Player 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layer 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layer 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layer 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layer 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layer 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Player 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layer 11</text:p>
          </table:table-cell>
        </table:table-row>
      </table:table>
      <table:table table:name="Teams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lo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d Team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lue Team</text:p>
          </table:table-cell>
          <table:table-cell office:value-type="string" calcext:value-type="string">
            <text:p>blue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aciliti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Radius</text:p>
          </table:table-cell>
          <table:table-cell table:style-name="ce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eadquarter</text:p>
          </table:table-cell>
          <table:table-cell office:value-type="string" calcext:value-type="string">
            <text:p>53;12</text:p>
          </table:table-cell>
          <table:table-cell office:value-type="string" calcext:value-type="string">
            <text:p>2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53;44</text:p>
          </table:table-cell>
          <table:table-cell office:value-type="string" calcext:value-type="string">
            <text:p>2m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eadquarter</text:p>
          </table:table-cell>
          <table:table-cell office:value-type="string" calcext:value-type="string">
            <text:p>143;321</text:p>
          </table:table-cell>
          <table:table-cell office:value-type="string" calcext:value-type="string">
            <text:p>2m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143;375</text:p>
          </table:table-cell>
          <table:table-cell office:value-type="string" calcext:value-type="string">
            <text:p>2m</text:p>
          </table:table-cell>
          <table:table-cell/>
        </table:table-row>
      </table:table>
      <table:table table:name="Item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frog</text:p>
          </table:table-cell>
        </table:table-row>
      </table:table>
      <table:table table:name="Event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ptured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reed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olen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returne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ntered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left</text:p>
          </table:table-cell>
        </table:table-row>
      </table:table>
      <table:table table:name="QR-Code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mage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</table:table-row>
      </table:table>
      <table:table table:name="GameStates" table:style-name="ta1">
        <table:table-column table:style-name="co1" table:default-cell-style-name="Default"/>
        <table:table-column table:style-name="co3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WaitingForPlay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Runn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Finis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.00.0000</text:date>, <text:time style:data-style-name="N2" text:time-value="17:16:17.17035468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18:01:57.121932242</meta:creation-date>
    <dc:date>2025-04-26T17:49:21.894602783</dc:date>
    <meta:editing-duration>PT27M13S</meta:editing-duration>
    <meta:editing-cycles>5</meta:editing-cycles>
    <meta:generator>LibreOffice/25.2.1.2$Linux_X86_64 LibreOffice_project/520$Build-2</meta:generator>
    <meta:document-statistic meta:table-count="7" meta:cell-count="104" meta:object-count="0"/>
  </office:meta>
</office:document-meta>
</file>